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Alba Matter" svg:font-family="'Alba Matter'" style:font-pitch="variable"/>
    <style:font-face style:name="Blackoak Std" svg:font-family="'Blackoak St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 style:list-style-name="L2">
      <style:text-properties style:font-name="Arial"/>
    </style:style>
    <style:style style:name="P4" style:family="paragraph" style:parent-style-name="Text_20_body" style:list-style-name="L2">
      <style:text-properties style:font-name="Arial"/>
    </style:style>
    <style:style style:name="P5" style:family="paragraph" style:parent-style-name="Text_20_body" style:list-style-name="L3">
      <style:text-properties style:font-name="Arial"/>
    </style:style>
    <style:style style:name="P6" style:family="paragraph" style:parent-style-name="Text_20_body" style:list-style-name="L4">
      <style:text-properties style:font-name="Arial"/>
    </style:style>
    <style:style style:name="P7" style:family="paragraph" style:parent-style-name="Text_20_body" style:list-style-name="L5">
      <style:text-properties style:font-name="Arial"/>
    </style:style>
    <style:style style:name="P8" style:family="paragraph" style:parent-style-name="Text_20_body" style:list-style-name="L6">
      <style:text-properties style:font-name="Arial"/>
    </style:style>
    <style:style style:name="P9" style:family="paragraph" style:parent-style-name="Text_20_body" style:list-style-name="L7">
      <style:text-properties style:font-name="Arial"/>
    </style:style>
    <style:style style:name="P10" style:family="paragraph" style:parent-style-name="Text_20_body">
      <style:text-properties style:font-name="Arial" fo:font-size="13pt" style:text-underline-style="solid" style:text-underline-width="auto" style:text-underline-color="font-color" style:font-size-asian="13pt" style:font-size-complex="13pt"/>
    </style:style>
    <style:style style:name="P11" style:family="paragraph" style:parent-style-name="Text_20_body" style:list-style-name="L8">
      <style:text-properties style:font-name="Arial"/>
    </style:style>
    <style:style style:name="P12" style:family="paragraph" style:parent-style-name="Text_20_body" style:list-style-name="L9">
      <style:text-properties style:font-name="Arial"/>
    </style:style>
    <style:style style:name="P13" style:family="paragraph" style:parent-style-name="Text_20_body" style:list-style-name="L10">
      <style:text-properties style:font-name="Arial"/>
    </style:style>
    <style:style style:name="P14" style:family="paragraph" style:parent-style-name="Text_20_body" style:list-style-name="L11">
      <style:text-properties style:font-name="Arial"/>
    </style:style>
    <style:style style:name="P15" style:family="paragraph" style:parent-style-name="Text_20_body" style:list-style-name="L12">
      <style:text-properties style:font-name="Arial"/>
    </style:style>
    <style:style style:name="P16" style:family="paragraph" style:parent-style-name="Text_20_body" style:list-style-name="L13">
      <style:text-properties style:font-name="Arial"/>
    </style:style>
    <style:style style:name="P17" style:family="paragraph" style:parent-style-name="Text_20_body" style:list-style-name="L14">
      <style:text-properties style:font-name="Arial"/>
    </style:style>
    <style:style style:name="P18" style:family="paragraph" style:parent-style-name="Text_20_body" style:list-style-name="L15">
      <style:text-properties style:font-name="Arial"/>
    </style:style>
    <style:style style:name="P19" style:family="paragraph" style:parent-style-name="Text_20_body" style:list-style-name="L1">
      <style:paragraph-properties fo:margin-top="0cm" fo:margin-bottom="0.499cm"/>
      <style:text-properties style:font-name="Arial" fo:font-size="12pt"/>
    </style:style>
    <style:style style:name="P20" style:family="paragraph" style:parent-style-name="Text_20_body" style:list-style-name="L1">
      <style:paragraph-properties fo:margin-top="0cm" fo:margin-bottom="0.499cm"/>
      <style:text-properties style:font-name="Arial"/>
    </style:style>
    <style:style style:name="P21" style:family="paragraph" style:parent-style-name="Text_20_body" style:list-style-name="L1">
      <style:paragraph-properties fo:margin-top="0cm" fo:margin-bottom="0.499cm"/>
      <style:text-properties style:font-name="Arial"/>
    </style:style>
    <style:style style:name="P22" style:family="paragraph" style:parent-style-name="Text_20_body" style:list-style-name="L1">
      <style:paragraph-properties fo:margin-top="0cm" fo:margin-bottom="0.499cm"/>
      <style:text-properties style:font-name="Arial"/>
    </style:style>
    <style:style style:name="P23" style:family="paragraph" style:parent-style-name="Text_20_body">
      <style:paragraph-properties fo:margin-top="0cm" fo:margin-bottom="0cm"/>
      <style:text-properties style:font-name="Arial"/>
    </style:style>
    <style:style style:name="P24" style:family="paragraph" style:parent-style-name="Text_20_body" style:list-style-name="L7">
      <style:paragraph-properties fo:margin-top="0cm" fo:margin-bottom="0cm"/>
      <style:text-properties style:font-name="Arial"/>
    </style:style>
    <style:style style:name="P25" style:family="paragraph" style:parent-style-name="Text_20_body">
      <style:paragraph-properties fo:margin-top="0cm" fo:margin-bottom="0cm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cm"/>
      <style:text-properties style:font-name="Arial" style:text-underline-style="solid" style:text-underline-width="auto" style:text-underline-color="font-color"/>
    </style:style>
    <style:style style:name="P27" style:family="paragraph" style:parent-style-name="Standard">
      <style:text-properties style:font-name="Arial"/>
    </style:style>
    <style:style style:name="P28" style:family="paragraph" style:parent-style-name="Standard">
      <style:paragraph-properties fo:text-align="center" style:justify-single-word="false"/>
      <style:text-properties style:font-name="Ari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4pt" fo:font-style="italic" style:font-size-asian="14pt" style:font-style-asian="italic" style:font-size-complex="14pt" style:font-style-complex="italic"/>
    </style:style>
    <style:style style:name="P31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size-complex="14pt"/>
    </style:style>
    <style:style style:name="P32" style:family="paragraph" style:parent-style-name="Standard">
      <style:text-properties style:font-name="Arial" style:text-underline-style="solid" style:text-underline-width="auto" style:text-underline-color="font-color" fo:font-weight="bold"/>
    </style:style>
    <style:style style:name="P33" style:family="paragraph" style:parent-style-name="Standard">
      <style:text-properties style:font-name="Arial" fo:font-size="13pt" style:text-underline-style="solid" style:text-underline-width="auto" style:text-underline-color="font-color" style:font-size-asian="13pt" style:font-size-complex="13pt"/>
    </style:style>
    <style:style style:name="P34" style:family="paragraph" style:parent-style-name="Standard">
      <style:text-properties style:font-name="Arial" fo:font-size="12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2pt"/>
    </style:style>
    <style:style style:name="T9" style:family="text">
      <style:text-properties fo:font-size="40pt" fo:font-weight="bold" style:font-size-asian="40pt" style:font-size-complex="40pt"/>
    </style:style>
    <style:style style:name="T10" style:family="text">
      <style:text-properties style:font-name="Tw Cen MT Condensed Extra Bold" fo:font-size="40pt" fo:font-weight="bold" style:font-size-asian="40pt" style:font-size-complex="4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3" style:family="text"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80" fo:font-size="12pt" style:text-underline-style="solid" style:text-underline-width="auto" style:text-underline-color="font-color"/>
    </style:style>
    <style:style style:name="T15" style:family="text">
      <style:text-properties fo:color="#000080" style:font-name="Arial" fo:font-size="12pt" style:text-underline-style="solid" style:text-underline-width="auto" style:text-underline-color="font-color"/>
    </style:style>
    <style:style style:name="T16" style:family="text">
      <style:text-properties style:font-name="Arial" fo:font-size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-0.52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9">Eagle Eye</text:span><text:line-break/><text:span text:style-name="T11">Wizja platformy do zarządzania projektami</text:span><text:line-break/><text:line-break/></text:p>
      <text:p text:style-name="P28"/>
      <text:p text:style-name="P29"><text:tab/><text:tab/><text:tab/><text:tab/><text:tab/><text:tab/>Weronika Majewska </text:p>
      <text:p text:style-name="P29"><text:tab/><text:tab/><text:tab/><text:tab/><text:tab/><text:tab/>Maciej Zdanowicz </text:p>
      <text:p text:style-name="P29"><text:tab/><text:tab/><text:tab/><text:tab/><text:tab/><text:tab/>Mateusz Kopeć </text:p>
      <text:p text:style-name="P29"><text:tab/><text:tab/><text:tab/><text:tab/><text:tab/> <text:s text:c="2"/><text:tab/>Adam Witkowski</text:p>
      <text:p text:style-name="P30"/>
      <text:p text:style-name="P28"><text:span text:style-name="T2">17 listopada 2008</text:span><text:line-break/><text:line-break/></text:p>
      <text:p text:style-name="P32"/>
      <text:p text:style-name="P32"/>
      <text:p text:style-name="P32"/>
      <text:p text:style-name="P32"/>
      <text:p text:style-name="P27"><text:span text:style-name="T6">1. Wprowadzenie</text:span><text:line-break/></text:p>
      <text:p text:style-name="P33">1.1 <text:s text:c="2"/>Cel</text:p>
      <text:p text:style-name="P27"><text:line-break/>Celem tego dokumentu jest zebranie i analiza wysokopoziomowych potrzeb i aspektów projektu Eagle Eye. W dokumencie tym skupimy się na funkcjonalnościach wymaganych przez docelowych użytkowników i powodach, dla których te potrzeby zaistniały. Bardziej szczegółowe rozwiązania zostaną przedstawione w dokumencie "Przypadki użycia" i w pozostałej części dokumentacji projektu.<text:line-break/><text:line-break/><text:span text:style-name="T12">1.2 <text:s text:c="2"/>Zakres</text:span></text:p>
      <text:p text:style-name="P27"><text:line-break/>Niniejszy dokument dotyczy projektu Eagle Eye - platformy umożliwiającej sprawne zarządzanie projektem informatycznym.<text:line-break/>Eagle Eye zostanie zaprojektowany i wykonany przez zespół w składzie:</text:p>
      <text:p text:style-name="P27"><text:line-break/>• Weronika Majewska<text:line-break/>• Maciej Zdanowicz<text:line-break/>• Mateusz Kopeć<text:line-break/>• Adam Witkowski</text:p>
      <text:p text:style-name="P27"><text:line-break/>Niniejszy dokument wyznaczy główne założenia i wymagania projektu Eagle Eye, oraz posłuży do uzgodnienia z klientem szczegółowych wymagań projektu.<text:line-break/><text:line-break/><text:span text:style-name="T12">1.3 <text:s/>Definicje</text:span></text:p>
      <text:p text:style-name="P27"><text:line-break/>SaaS - Software as a Service, czyli oprogramowanie udostępniane jako usługa w poprzez Internet.<text:line-break/>PM - Project Manager<text:line-break/><text:line-break/></text:p>
      <text:p text:style-name="P32"><text:soft-page-break/></text:p>
      <text:p text:style-name="P31">2. Kontekst produktu</text:p>
      <text:p text:style-name="P27"><text:line-break/><text:span text:style-name="T13">2.1 Opis produktu</text:span></text:p>
      <text:p text:style-name="P27"><text:span text:style-name="T8"><text:line-break/>Eagle Eye to produkt skierowany do małych i średnich firm tworzących projekty informatyczne. Istniejące rozwiązania: zarówno samodzielne programy, jak i serwisy internetowe wspomagające zarządzanie projektami z dziedziny IT nie spełniają wszystkich potrzeb klientów. Funkcjonalności udostępniane przez istniejące aplikacje są bardzo rozległe, jednak brakuje im prostoty, intuicyjności i wyboru najbardziej przydatnych cech bez przesadnego narzutu na konfigurację i instalację aplikacji. Eagle Eye ma wypełnić tą lukę na rynku, oferując produkt będący marzeniem każdego Project Managera - prosty (lecz nie za prosty) program do zarządzania projektami informatycznymi.<text:line-break/><text:line-break/></text:span><text:span text:style-name="T13">2.2 Postawienie problemu</text:span></text:p>
      <text:p text:style-name="P27"><text:span text:style-name="T8"><text:line-break/>Główna cecha zniechęcająca Project Managera do używania programu zarządzającego projektami to jego poziom komplikacji. Problemem jest konieczność złożonej i czasochłonnej konfiguracji ustawień programu, najczęściej pracochłonna instalacja i negatywna strona elastyczności aplikacji - utrudnienia w płynnym i szybkim korzystaniu z tego narzędzia. Priorytetem Eagle Eye jest sprawić, by PM miał w zasięgu ręki intuicyjne narzędzie, pozwalające na sprawne i proste zarządzanie projektem.</text:span><text:span text:style-name="T4"><text:line-break/><text:line-break/><text:line-break/></text:span><text:span text:style-name="T6">3. Zbieranie wymagań i konkurencja</text:span></text:p>
      <text:p text:style-name="P27"><text:line-break/><text:span text:style-name="T8">Projekt tworzony jest na zlecenie Pana Przemysława Barszcza. Z tego względu podstawowe wymagania funkcjonalne i zarys logiki powstaje na podstawie rozmów i dyskusji</text:span> <text:span text:style-name="T8">z nim. Dodatkowo wpływ na technologie i wymagania ma też prowadzący zajęcia ZPP, Pan Jacek Sroka.</text:span></text:p>
      <text:p text:style-name="P34"><text:s/></text:p>
      <text:p text:style-name="P27"><text:span text:style-name="T8">Projekt będzie tworzony zgodnie z metodykami typu AGILE. Podstawowe wymagania i funkcjonalności powstanę w fazie wstępnej tworzenia projektu. W miarę rozwoju projektu, gama funkcjonalności może się zwiększać w wyniku rozmów z klientem, inspiracji developerów innymi aplikacjami typu issue/bug tracker.</text:span><text:line-break/><text:line-break/>G<text:span text:style-name="T8">łównym założeniem aplikacji jest prostota i intuicyjność, więc dokładne opracowanie podstawowych możliwości będzie kwestią priorytetową. Dodatkowe wymagania będą gremialnie akceptowane, ale tylko w przypadku istnienia perspektywy wyraźnego poprawienia możliwości użytkowników bądź zwiększenia ergonomii.</text:span><text:line-break/><text:line-break/><text:span text:style-name="T12">3.1 Konkurencja i inspiracje</text:span></text:p>
      <text:p text:style-name="P33"/>
      <text:list text:style-name="L1">
        <text:list-item>
          <text:p text:style-name="P19"><text:span text:style-name="T1">MS Project</text:span> – złożona aplikacja służąca do zarządzania projektami, ich budżetem oraz identyfikacji problemów finansowych i czasowych. Bardzo duża, zintegrowana z pakietem Office i jego komponentami (Word, Excel, Outlook). Rozwiązania graficzne np. diagramy Gantta, które warto zaimplementować w EagleEye.</text:p>
        </text:list-item>
        <text:list-item>
          <text:p text:style-name="P20"> <text:span text:style-name="T2">JIRA</text:span> - aplikacja tworzona przez firmę Atlassian. Również bardzo złożona, zintegrowana ze środowiskiem programistycznym Eclipse. Dostępna w pełnej wersji tylko odpłatnie.</text:p>
        </text:list-item>
        <text:list-item>
          <text:p text:style-name="P20"><text:soft-page-break/><text:span text:style-name="T2">Comindwork</text:span> - system typu SaaS, z którego korzysta zespół developerski EagleEye. Wspomaga komunikację i rozpowszechnianie dokumentów między członkami grupy. Pozwala na zdefiniowane zadań, kroków milowych.</text:p>
        </text:list-item>
        <text:list-item>
          <text:p text:style-name="P20"><text:span text:style-name="T2">Project Insight</text:span> - tworzona od 11 lat, oparta o przeglądarkę aplikacja do zarządzania projektami. Udostępnia bardzo szeroki wachlarz funkcjonalności. Potencjalny konkurent EagleEye. Być może zbyt złożony.</text:p>
        </text:list-item>
      </text:list>
      <text:p text:style-name="P1"><text:span text:style-name="T16">* </text:span><text:a xlink:type="simple" xlink:href="http://en.wikipedia.org/wiki/List" office:target-frame-name="_parent" xlink:show="replace"><text:span text:style-name="T15">http://en.wikipedia.org/wiki/List</text:span></text:a><text:span text:style-name="T15">_of_project_management_software</text:span><text:span text:style-name="T16">. Długa lista podobnych aplikacji, które w wielu przypadkach są hostowane zewnętrznie i nie wymagają instalacji. Wielu potencjalnych konkurentów tego typu: ComindWork, ProjectInsight</text:span></text:p>
      <text:p text:style-name="P2"><text:span text:style-name="T7">4. <text:s/>Omówienie produktu</text:span><text:line-break/>W tej sekcji opisana jest ogólna funkcjonalność oraz budowa platformy Eagle Eye.<text:line-break/><text:line-break/><text:span text:style-name="T12">4.1 <text:s text:c="2"/>Umiejscowienie produktu<text:line-break/></text:span><text:line-break/>Produkt jest całkowicie niezależny, nie zakłada współpracy/komunikacji z żadnymi innymi istniejącymi aplikacjami. Eagle Eye będzie składać się z:<text:line-break/>1. Bazy danych<text:line-break/>2. Serwera http<text:line-break/>3. Klienta przegladarki (GWT)<text:line-break/><text:span text:style-name="T12"><text:line-break/>4.2 <text:s text:c="2"/>Podsumowanie możliwości<text:line-break/></text:span><text:line-break/>Eagle Eye, w zamierzeniu, ma być niewielkim programem umożliwiającym sprawne zarządzanie wszelkiego rodzaju projektami. Niewielkim, oczywiście, w porównaniu z innymi tego typu produktami. Zarządzanie projektem będzie maksymalnie ułatwione i zautomatyzowane dzięki, między innymi, następującym funkcjonalnościom:<text:line-break/>1. Podział projektu na moduły<text:line-break/>2. Tworzenie kalendarza zadań<text:line-break/>3. Przypisywanie osób do zadań<text:line-break/>4. Śledzenie przebiegu wykonania projektu<text:line-break/><text:line-break/>Te i inne funkcjonalności będą opisane w części 5 niniejszego dokumentu.<text:line-break/><text:line-break/><text:span text:style-name="T12">4.3 <text:s text:c="2"/>Licencjonowanie i instalacja</text:span></text:p>
      <text:p text:style-name="P2">Jako że Eagle Eye będzie udostępniany na zasadzie SaaS, nie ma potrzeby instalacji żadnego oprogramowania po stronie użytkownika.</text:p>
      <text:p text:style-name="P2">Każdy użytkownik przed rozpoczęciem korzystania z Eagle Eye, będzie musiał zaakceptować zasady serwisu. To wymaganie nie wpływa w żaden sposób na proces tworzenia produktu.<text:line-break/><text:line-break/><text:span text:style-name="T7">5 . Własności produktu</text:span></text:p>
      <text:p text:style-name="P2"><text:line-break/><text:span text:style-name="T12">5.1 <text:s text:c="2"/>Podstawowe możliwości</text:span></text:p>
      <text:list text:style-name="L2">
        <text:list-item>
          <text:p text:style-name="P3"><text:span text:style-name="T3">Podział projektu na moduły, zadania, podzadania</text:span><text:line-break/><text:soft-page-break/>Zasadniczą cechą Eagle Eye będzie możliwość podziału realizowanego projektu na mniejsze części, nazywane modułami. Moduły będzie można dzielić na zadania, itd.</text:p>
        </text:list-item>
      </text:list>
      <text:list text:style-name="L2">
        <text:list-item text:start-value="1">
          <text:p text:style-name="P3"><text:span text:style-name="T3">Szacowanie czasów wykonania zadań</text:span><text:line-break/>Zadania będzie można szeregować ze względu na długość ich szacowanej realizacji, a <text:tab/>tym samym ważność dla powodzenia całego projektu.</text:p>
        </text:list-item>
      </text:list>
      <text:list text:style-name="L3">
        <text:list-item>
          <text:p text:style-name="P5"><text:span text:style-name="T3">Ustalanie kosztów zadań</text:span><text:line-break/>Każdemu zadaniu będzie przypisany koszt, wynikający z szacowanego czasu pracy pracowników w związku z zadaniem, oraz ich stawek godzinowych.</text:p>
        </text:list-item>
      </text:list>
      <text:list text:style-name="L4">
        <text:list-item>
          <text:p text:style-name="P6"><text:span text:style-name="T3">Definiowanie kalendarza projektu</text:span><text:line-break/>Eagle Eye będzie umożliwiał określanie terminów, zarówno dla poszczególnych pracowników, jak i dla całego projektu.</text:p>
        </text:list-item>
      </text:list>
      <text:list text:style-name="L5">
        <text:list-item>
          <text:p text:style-name="P7"><text:span text:style-name="T3">Rejestracja czasu pracy</text:span><text:line-break/>Pracownicy będą rejestrować czas spędzony nad projektem lub jego konkretną częścią.<text:line-break/></text:p>
        </text:list-item>
      </text:list>
      <text:p text:style-name="P2"><text:span text:style-name="T12">5.2 <text:s text:c="2"/>Śledzenie przebiegu projektu</text:span></text:p>
      <text:list text:style-name="L6">
        <text:list-item>
          <text:p text:style-name="P8">Śledzenie stanu wykonania<text:line-break/><text:line-break/>Programiści będą mogli zaznaczać, ile czasu poświęcili już na wykonanie danego zadania, przez co PM będzie mógł kontrolować przebieg wykonania poszczególnych zadań, a więc i całości projektu.</text:p>
        </text:list-item>
      </text:list>
      <text:list text:style-name="L7">
        <text:list-item>
          <text:p text:style-name="P24">Śledzenie ilości wykonanych zadań</text:p>
        </text:list-item>
        <text:list-item>
          <text:p text:style-name="P9">Śledzenie kosztów projektu</text:p>
        </text:list-item>
      </text:list>
      <text:p text:style-name="P10">5.3 <text:s text:c="3"/>Zasoby</text:p>
      <text:list text:style-name="L8">
        <text:list-item>
          <text:p text:style-name="P11">Balansowanie zasobów ludzkich<text:line-break/>PM dzięki śledzeniu postępów poszczególnych części projektu oraz czasu pracy pracowników będzie w stanie elastycznie zarządzać zasobami ludzkimi, przypisując wolnym pracownikom nowe zadania, oraz przydzielając do opóźniających się zadań dodatkową siłę roboczą.</text:p>
        </text:list-item>
      </text:list>
      <text:p text:style-name="P10">5.4 <text:s text:c="2"/>Zarządzanie finansami</text:p>
      <text:list text:style-name="L9">
        <text:list-item>
          <text:p text:style-name="P12">Przypisywanie osób do zadań<text:line-break/>Eagle Eye będzie umożliwiał przypisywanie pracownikom poszczególnych zadań, ułatwiając zarządzającym projektami efektywne wykorzystanie zasobów ludzkich.</text:p>
        </text:list-item>
      </text:list>
      <text:list text:style-name="L10">
        <text:list-item>
          <text:p text:style-name="P13">Bieżąca i przewidywana marża<text:line-break/>Eagle Eye będzie umożliwiał zapisywanie i kontrolowanie zarówno dotychczas poniesionych kosztów jak i spodziewanych przychodów z tytułu wykonania projektu. W związku z tym możliwe będzie szacowanie zysku/straty firmy.<text:line-break/></text:p>
        </text:list-item>
      </text:list>
      <text:p text:style-name="P2"><text:span text:style-name="T12">5.5 <text:s text:c="2"/>Dostęp</text:span></text:p>
      <text:list text:style-name="L11">
        <text:list-item>
          <text:p text:style-name="P14"><text:soft-page-break/>Jednoczesna praca wielu użytkowników<text:line-break/>Eagle Eye będzie umożliwiał pracę wielu użytkowników jednocześnie</text:p>
        </text:list-item>
      </text:list>
      <text:list text:style-name="L12">
        <text:list-item>
          <text:p text:style-name="P15">Możliwość pracy zdalnej przez Internet<text:line-break/>Ta cecha wynika z udostępniania Eagle Eye na zasadzie SaaS.</text:p>
        </text:list-item>
      </text:list>
      <text:list text:style-name="L13">
        <text:list-item>
          <text:p text:style-name="P16">Różne poziomy uprawnień<text:line-break/>Eagle Eye umożliwi zarządzającym projektem różnicowanie poziomu uprawnień poszczególnych osób uczestniczących w projekcie a także dynamiczne zmiany tych uprawnień, w zależności od zaistniałych potrzeb.<text:line-break/></text:p>
        </text:list-item>
      </text:list>
      <text:p text:style-name="P2"><text:span text:style-name="T12">5.6 <text:s text:c="3"/>Dodatkowe możliwości</text:span></text:p>
      <text:list text:style-name="L14">
        <text:list-item>
          <text:p text:style-name="P17">Wsparcie komunikacji w zespole<text:line-break/>Poprzez system wiadomości i komunikatów, Eagle Eye będzie wspierał komunikacje˛ w zespole tworzącym projekt.</text:p>
        </text:list-item>
      </text:list>
      <text:list text:style-name="L15">
        <text:list-item>
          <text:p text:style-name="P18">Internacjonalizacja<text:line-break/>Eagle Eye będzie udostępniany użytkownikom w kilku (co najmniej dwóch) wersjach językowych.<text:line-break/><text:line-break/></text:p>
        </text:list-item>
      </text:list>
      <text:p text:style-name="P25">6. <text:s text:c="3"/>Technologia</text:p>
      <text:p text:style-name="P26"/>
      <text:p text:style-name="P23">Warstwa kliencka aplikacji zostanie stworzona z użyciem frameworku Google Web Toolkit.Podstawowym komponentem GWT jest kompilator Java-to-JavaScript, który tłumaczy kod źródłowy Javy na JavaScript umożliwiając tym samym proste tworzenie dynamicznych webowych aplikacji AJAX.<text:line-break/><text:line-break/>Warstwa kliencka będzie komunikować się asynchronicznie z serwerem za pomocą mechanizmu GWT RPC (R<text:span text:style-name="T1">emote Procedure Calls</text:span> ), który umożliwia przesyłanie obiektów Javy pomiędzy przeglądarką użytkownika a servletami działającymi na serwerze.<text:line-break/><text:line-break/>Za logikę aplikacji odpowiedzialne będą servlety Javy, jako kontener servletów wykorzystamy Apache Tomcat.<text:line-break/><text:line-break/>Aplikacja będzie korzystała z bazy danych MySQL, ale ponieważ łączenie z bazą zrealizowane zostanie w JDBC (<text:span text:style-name="T1">Java Database Connectivity</text:span>) API, implementacja będzie niezależna od konkretnej wybranej bazy.</text:p>
      <text:p text:style-name="P23"><text:span text:style-name="T3"><text:line-break/></text:span><text:span text:style-name="T7">7. <text:s text:c="3"/>Wymagania dokumentacyjne</text:span></text:p>
      <text:p text:style-name="P23"><text:line-break/><text:span text:style-name="T12">8.1 <text:s text:c="2"/>Podręcznik użytkownika</text:span><text:line-break/>Za pomocą internetu zapewnimy dostęp do rozbudowanej pomocy, zawierającej opis zarówno użytkowania systemu(rejestracji oraz logowania), jak i poszczególnych funkcjonalności udostępnianych przez Eagle Eye.<text:line-break/><text:line-break/><text:span text:style-name="T12">8.2 <text:s text:c="2"/>Instalacja i konfiguracja</text:span><text:line-break/>Eagle Eye będzie udostępniany na zasadzie SaaS. Użytkownicy będą musieli używać przeglądarek internetowych obsługujących JavaScrip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lba Matter" svg:font-family="'Alba Matter'" style:font-pitch="variable"/>
    <style:font-face style:name="Blackoak Std" svg:font-family="'Blackoak St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8-11-18T21:32:22</dc:date>
    <meta:editing-cycles>2</meta:editing-cycles>
    <meta:editing-duration>PT1H46M57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5" meta:paragraph-count="54" meta:word-count="1257" meta:character-count="10008"/>
  </office:meta>
</office:document-meta>
</file>